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2a8d4c"/>
    </style:style>
    <style:style style:name="P18" style:family="paragraph" style:parent-style-name="Standard">
      <style:text-properties officeooo:rsid="00e33af8" officeooo:paragraph-rsid="0174c88d"/>
    </style:style>
    <style:style style:name="P19" style:family="paragraph" style:parent-style-name="Standard">
      <style:text-properties officeooo:rsid="00e33af8" officeooo:paragraph-rsid="019b6bcb"/>
    </style:style>
    <style:style style:name="P20" style:family="paragraph" style:parent-style-name="Standard">
      <style:text-properties officeooo:rsid="00e33af8" officeooo:paragraph-rsid="01aa1470"/>
    </style:style>
    <style:style style:name="P21" style:family="paragraph" style:parent-style-name="Standard">
      <style:text-properties officeooo:rsid="00e33af8" officeooo:paragraph-rsid="0179a0f2"/>
    </style:style>
    <style:style style:name="P22" style:family="paragraph" style:parent-style-name="Standard">
      <style:text-properties officeooo:rsid="00e33af8" officeooo:paragraph-rsid="01abc5f5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4" style:family="paragraph" style:parent-style-name="Standard">
      <style:text-properties officeooo:rsid="00462bf3" officeooo:paragraph-rsid="00462bf3"/>
    </style:style>
    <style:style style:name="P25" style:family="paragraph" style:parent-style-name="Standard">
      <style:text-properties officeooo:rsid="01240beb" officeooo:paragraph-rsid="01240beb"/>
    </style:style>
    <style:style style:name="P26" style:family="paragraph" style:parent-style-name="Standard">
      <style:text-properties officeooo:rsid="0134126d" officeooo:paragraph-rsid="0134126d"/>
    </style:style>
    <style:style style:name="P27" style:family="paragraph" style:parent-style-name="Standard">
      <style:text-properties officeooo:rsid="0134126d" officeooo:paragraph-rsid="01546aa4"/>
    </style:style>
    <style:style style:name="P2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9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2" style:family="paragraph" style:parent-style-name="Standard" style:list-style-name="L1">
      <style:text-properties officeooo:rsid="01a8d799" officeooo:paragraph-rsid="01aa1470"/>
    </style:style>
    <style:style style:name="P33" style:family="paragraph" style:parent-style-name="Standard" style:list-style-name="L1">
      <style:text-properties officeooo:rsid="01a8d799" officeooo:paragraph-rsid="01a8d799"/>
    </style:style>
    <style:style style:name="P34" style:family="paragraph" style:parent-style-name="Standard" style:list-style-name="L3">
      <style:text-properties officeooo:rsid="01a8d799" officeooo:paragraph-rsid="01a8d799"/>
    </style:style>
    <style:style style:name="P35" style:family="paragraph" style:parent-style-name="Standard" style:list-style-name="L5">
      <style:text-properties officeooo:rsid="01a8d799" officeooo:paragraph-rsid="01a8d799"/>
    </style:style>
    <style:style style:name="P36" style:family="paragraph" style:parent-style-name="Standard" style:list-style-name="L1">
      <style:text-properties officeooo:rsid="017b807d" officeooo:paragraph-rsid="01aa1470"/>
    </style:style>
    <style:style style:name="P37" style:family="paragraph" style:parent-style-name="Standard" style:list-style-name="L1">
      <style:text-properties officeooo:rsid="01aa1470" officeooo:paragraph-rsid="01abc5f5"/>
    </style:style>
    <style:style style:name="P38" style:family="paragraph" style:parent-style-name="Standard" style:list-style-name="L1">
      <style:text-properties officeooo:rsid="01ad3117" officeooo:paragraph-rsid="01ad3117"/>
    </style:style>
    <style:style style:name="P39" style:family="paragraph" style:parent-style-name="Standard" style:list-style-name="L3">
      <style:text-properties officeooo:rsid="01ad3117" officeooo:paragraph-rsid="01ad3117"/>
    </style:style>
    <style:style style:name="P40" style:family="paragraph" style:parent-style-name="Standard" style:list-style-name="L4">
      <style:text-properties officeooo:rsid="01ad3117" officeooo:paragraph-rsid="01ad3117"/>
    </style:style>
    <style:style style:name="P41" style:family="paragraph" style:parent-style-name="Standard" style:list-style-name="L1">
      <style:text-properties officeooo:rsid="019b6bcb" officeooo:paragraph-rsid="019b6bcb"/>
    </style:style>
    <style:style style:name="P42" style:family="paragraph" style:parent-style-name="Standard" style:list-style-name="L6">
      <style:text-properties officeooo:rsid="01a44ce4" officeooo:paragraph-rsid="01a44ce4"/>
    </style:style>
    <style:style style:name="P43" style:family="paragraph" style:parent-style-name="Standard" style:list-style-name="L1">
      <style:text-properties officeooo:rsid="01b10321" officeooo:paragraph-rsid="01b10321"/>
    </style:style>
    <style:style style:name="P44" style:family="paragraph" style:parent-style-name="Standard" style:list-style-name="L1">
      <style:text-properties officeooo:rsid="0174c88d" officeooo:paragraph-rsid="0174c88d"/>
    </style:style>
    <style:style style:name="P45" style:family="paragraph" style:parent-style-name="Standard" style:list-style-name="L1">
      <style:text-properties officeooo:rsid="00e33af8" officeooo:paragraph-rsid="012a8d4c"/>
    </style:style>
    <style:style style:name="P46" style:family="paragraph" style:parent-style-name="Standard" style:list-style-name="L2">
      <style:text-properties officeooo:rsid="008140de" officeooo:paragraph-rsid="00d8f386"/>
    </style:style>
    <style:style style:name="P47" style:family="paragraph" style:parent-style-name="Standard" style:list-style-name="L2">
      <style:text-properties officeooo:rsid="00c530ef" officeooo:paragraph-rsid="00c530ef"/>
    </style:style>
    <style:style style:name="P48" style:family="paragraph" style:parent-style-name="Standard" style:list-style-name="L2">
      <style:text-properties officeooo:rsid="00b59dbd" officeooo:paragraph-rsid="00c504b5"/>
    </style:style>
    <style:style style:name="P49" style:family="paragraph" style:parent-style-name="Standard" style:list-style-name="L2">
      <style:text-properties officeooo:rsid="00d07f2c" officeooo:paragraph-rsid="00d07f2c"/>
    </style:style>
    <style:style style:name="P50" style:family="paragraph" style:parent-style-name="Standard" style:list-style-name="L2">
      <style:text-properties officeooo:rsid="00dccbd5" officeooo:paragraph-rsid="00dccbd5"/>
    </style:style>
    <style:style style:name="P51" style:family="paragraph" style:parent-style-name="Standard" style:list-style-name="L7">
      <style:text-properties officeooo:rsid="01279158" officeooo:paragraph-rsid="01279158"/>
    </style:style>
    <style:style style:name="P52" style:family="paragraph" style:parent-style-name="Standard" style:list-style-name="L2">
      <style:text-properties officeooo:rsid="01053643" officeooo:paragraph-rsid="01053643"/>
    </style:style>
    <style:style style:name="P53" style:family="paragraph" style:parent-style-name="Standard" style:list-style-name="L8">
      <style:text-properties officeooo:rsid="01a950c8" officeooo:paragraph-rsid="01a950c8"/>
    </style:style>
    <style:style style:name="P54" style:family="paragraph" style:parent-style-name="Standard">
      <style:text-properties officeooo:paragraph-rsid="019b6bcb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9592b"/>
    </style:style>
    <style:style style:name="T17" style:family="text">
      <style:text-properties officeooo:rsid="01257549"/>
    </style:style>
    <style:style style:name="T18" style:family="text">
      <style:text-properties officeooo:rsid="01258356"/>
    </style:style>
    <style:style style:name="T19" style:family="text">
      <style:text-properties officeooo:rsid="0127388e"/>
    </style:style>
    <style:style style:name="T20" style:family="text">
      <style:text-properties officeooo:rsid="0174c88d"/>
    </style:style>
    <style:style style:name="T21" style:family="text">
      <style:text-properties officeooo:rsid="017634d5"/>
    </style:style>
    <style:style style:name="T22" style:family="text">
      <style:text-properties officeooo:rsid="019b6bcb"/>
    </style:style>
    <style:style style:name="T23" style:family="text">
      <style:text-properties officeooo:rsid="019becfe"/>
    </style:style>
    <style:style style:name="T24" style:family="text">
      <style:text-properties officeooo:rsid="01a44ce4"/>
    </style:style>
    <style:style style:name="T25" style:family="text">
      <style:text-properties officeooo:rsid="01a8d799"/>
    </style:style>
    <style:style style:name="T26" style:family="text">
      <style:text-properties officeooo:rsid="01a81ed4"/>
    </style:style>
    <style:style style:name="T27" style:family="text">
      <style:text-properties officeooo:rsid="01a950c8"/>
    </style:style>
    <style:style style:name="T28" style:family="text">
      <style:text-properties officeooo:rsid="01aa1470"/>
    </style:style>
    <style:style style:name="T29" style:family="text">
      <style:text-properties officeooo:rsid="01b1cacf"/>
    </style:style>
    <style:style style:name="T30" style:family="text">
      <style:text-properties officeooo:rsid="01b6a26e"/>
    </style:style>
    <style:style style:name="T31" style:family="text">
      <style:text-properties officeooo:rsid="01b8f6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3">v2.<text:span text:style-name="T24">5.1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20"/>
      <text:p text:style-name="P20"><text:span text:style-name="T25">Updates to call_server.js</text:span> (<text:span text:style-name="T29">FB 2F AB CA F2 EB</text:span>)<text:span text:style-name="T25">:</text:span></text:p>
      <text:list xml:id="list406902483" text:style-name="L1">
        <text:list-item>
          <text:p text:style-name="P32">F<text:span text:style-name="T27">i</text:span>lls in dbugMsg twice, for IE and for Firefox – remove IE<text:tab/></text:p>
        </text:list-item>
        <text:list-item>
          <text:p text:style-name="P36"><text:span text:style-name="T25">Set</text:span> javascript default parms</text:p>
        </text:list-item>
      </text:list>
      <text:p text:style-name="P22"/>
      <text:p text:style-name="P22"><text:span text:style-name="T28">Problems with set_rates.php </text:span>(<text:span text:style-name="T30">F6 DC 0F 8A AF 1F</text:span>):</text:p>
      <text:list xml:id="list172622140229749" text:continue-numbering="true" text:style-name="L1">
        <text:list-item>
          <text:p text:style-name="P37">Uses charAt() to get row, but if more than 9, must use substr()</text:p>
        </text:list-item>
        <text:list-item>
          <text:p text:style-name="P38">POSTed dates errors – add POSTring() to DATE_FIELD</text:p>
        </text:list-item>
      </text:list>
      <text:p text:style-name="P22"/>
      <text:p text:style-name="P19"><text:span text:style-name="T22">Fixes</text:span> (<text:span text:style-name="T31">81 E5 DB 21 C0 18</text:span>):</text:p>
      <text:list xml:id="list172622301515130" text:continue-numbering="true" text:style-name="L1">
        <text:list-item>
          <text:p text:style-name="P41">Replace deprecated each() with key(): lib/callback: subtask.php, <text:span text:style-name="T23">task.php</text:span></text:p>
        </text:list-item>
        <text:list-item>
          <text:p text:style-name="P33">Forgot docs: <text:span text:style-name="T26">ProjectLogsSystem.odt, ToDo.odt </text:span>in last version</text:p>
        </text:list-item>
        <text:list-item>
          <text:p text:style-name="P43">Add VersionInfo_template.odt</text:p>
        </text:list-item>
      </text:list>
      <text:p text:style-name="P54"/>
      <text:p text:style-name="P13"><text:span text:style-name="T7">Installation instructions</text:span><text:span text:style-name="T8">:</text:span></text:p>
      <text:list xml:id="list2512968596" text:style-name="L2">
        <text:list-item>
          <text:p text:style-name="P46">version.php</text:p>
        </text:list-item>
        <text:list-item>
          <text:p text:style-name="P47">offline/lib/</text:p>
        </text:list-item>
      </text:list>
      <text:list xml:id="list3752271462" text:style-name="L3">
        <text:list-item>
          <text:list>
            <text:list-item>
              <text:p text:style-name="P34">callback/subtask.php</text:p>
            </text:list-item>
            <text:list-item>
              <text:p text:style-name="P34">callback/task.php</text:p>
            </text:list-item>
            <text:list-item>
              <text:p text:style-name="P39">field_edit.php</text:p>
            </text:list-item>
          </text:list>
        </text:list-item>
      </text:list>
      <text:list xml:id="list172620609323059" text:continue-list="list2512968596" text:style-name="L2">
        <text:list-item>
          <text:p text:style-name="P48">offline/main/</text:p>
        </text:list-item>
      </text:list>
      <text:list xml:id="list3354199255" text:style-name="L4">
        <text:list-item>
          <text:list>
            <text:list-item>
              <text:p text:style-name="P40">set_rates.php</text:p>
            </text:list-item>
          </text:list>
        </text:list-item>
      </text:list>
      <text:list xml:id="list172621210414976" text:continue-list="list172620609323059" text:style-name="L2">
        <text:list-item>
          <text:p text:style-name="P48">scripts</text:p>
        </text:list-item>
      </text:list>
      <text:list xml:id="list2354651899" text:style-name="L5">
        <text:list-item>
          <text:list>
            <text:list-item>
              <text:p text:style-name="P35">call_server.js</text:p>
            </text:list-item>
          </text:list>
        </text:list-item>
      </text:list>
      <text:list xml:id="list172621473437269" text:continue-list="list172621210414976" text:style-name="L2">
        <text:list-item>
          <text:p text:style-name="P49">DB</text:p>
        </text:list-item>
      </text:list>
      <text:list xml:id="list1265582233" text:style-name="L6">
        <text:list-item>
          <text:list>
            <text:list-item>
              <text:p text:style-name="P42">N/A</text:p>
            </text:list-item>
          </text:list>
        </text:list-item>
      </text:list>
      <text:list xml:id="list172621687293072" text:continue-list="list172621473437269" text:style-name="L2">
        <text:list-item>
          <text:p text:style-name="P50">Reports</text:p>
        </text:list-item>
      </text:list>
      <text:list xml:id="list3969861315" text:style-name="L7">
        <text:list-item>
          <text:list>
            <text:list-item>
              <text:p text:style-name="P51">N/A</text:p>
            </text:list-item>
          </text:list>
        </text:list-item>
      </text:list>
      <text:list xml:id="list172622646224845" text:continue-list="list172621687293072" text:style-name="L2">
        <text:list-item>
          <text:p text:style-name="P52">Other</text:p>
        </text:list-item>
      </text:list>
      <text:list xml:id="list720548437" text:style-name="L8">
        <text:list-item>
          <text:list>
            <text:list-item>
              <text:p text:style-name="P53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25">For each group of changes, git add &lt;module&gt; <text:span text:style-name="T17">then</text:span></text:p>
      <text:p text:style-name="P29">describe changes in docs/commitMsg then</text:p>
      <text:p text:style-name="P31">git commit -F docs/commitMsg (or -m &lt;message&gt;) then</text:p>
      <text:p text:style-name="P31">save the commit <text:span text:style-name="T18">SHA1 hash</text:span> in this doc</text:p>
      <text:p text:style-name="P16">Inspect with gitk, git log -<text:span text:style-name="T18">n &lt;how many to display&gt;</text:span>, git status</text:p>
      <text:p text:style-name="P24">Update <text:span text:style-name="T9">version # in this doc and</text:span> <text:span text:style-name="T10">version</text:span>.php:</text:p>
      <text:p text:style-name="P28">First level number is for a major architectural change;</text:p>
      <text:p text:style-name="P30"><text:soft-page-break/>Second level indicates new functionality;</text:p>
      <text:p text:style-name="P30">Third level <text:span text:style-name="T16">will be just minor fixes/functions.</text:span></text:p>
      <text:p text:style-name="P9">Commit this doc <text:span text:style-name="T19">(save it first) &amp; version.php (git commit -m vx.x.x)</text:span></text:p>
      <text:p text:style-name="P6">Tag with version id <text:span text:style-name="T6">(git tag -m “Version x.x.x” -a vx.x.x &lt;hash of this doc/version commit&gt;)</text:span></text:p>
      <text:p text:style-name="P14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 - that’s 2 dashes on ‘tag’)</text:span></text:p>
      <text:p text:style-name="P7">Checkout dev <text:span text:style-name="T12">(git checkout dev)</text:span></text:p>
      <text:p text:style-name="P14">(git stash pop)</text:p>
      <text:p text:style-name="P11">Save a copy <text:span text:style-name="T5">of this doc &amp; version.php</text:span> in each user library</text:p>
      <text:p text:style-name="P26">Save versioned directories</text:p>
      <text:p text:style-name="P8">Start re-doing this doc</text:p>
      <text:p text:style-name="P2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4-02T17:26:20.454066963</dc:date>
    <meta:editing-duration>P8DT1H6M15S</meta:editing-duration>
    <meta:editing-cycles>319</meta:editing-cycles>
    <meta:generator>LibreOffice/6.1.4.2$Linux_X86_64 LibreOffice_project/10$Build-2</meta:generator>
    <meta:print-date>2017-08-31T14:33:30.997374882</meta:print-date>
    <meta:document-statistic meta:table-count="0" meta:image-count="0" meta:object-count="0" meta:page-count="2" meta:paragraph-count="51" meta:word-count="310" meta:character-count="1852" meta:non-whitespace-character-count="1610"/>
  </office:meta>
</office:document-meta>
</file>